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24pt" fo:font-weight="bold" officeooo:rsid="000c2304" officeooo:paragraph-rsid="000c2304" style:font-size-asian="24pt" style:font-weight-asian="bold" style:font-size-complex="24pt" style:font-weight-complex="bold"/>
    </style:style>
    <style:style style:name="P2" style:family="paragraph" style:parent-style-name="Standard" style:list-style-name="L1">
      <style:paragraph-properties fo:line-height="150%"/>
      <style:text-properties style:font-name="Ubuntu" fo:font-size="14pt" fo:font-weight="normal" officeooo:rsid="000c2304" officeooo:paragraph-rsid="000c2304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line-height="150%"/>
      <style:text-properties style:font-name="Ubuntu" fo:font-size="14pt" fo:font-weight="normal" officeooo:rsid="000c2304" officeooo:paragraph-rsid="000e61f6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/>
      <style:text-properties style:font-name="Ubuntu" fo:font-size="14pt" fo:font-weight="normal" officeooo:rsid="000d75e7" officeooo:paragraph-rsid="000d75e7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/>
      <style:text-properties style:font-name="Ubuntu" fo:font-size="14pt" fo:font-weight="normal" officeooo:rsid="000d75e7" officeooo:paragraph-rsid="000e61f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Ubuntu" fo:font-size="14pt" fo:font-weight="normal" officeooo:rsid="000d75e7" officeooo:paragraph-rsid="000d75e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Ubuntu" fo:font-size="14pt" fo:font-weight="normal" officeooo:rsid="000d75e7" officeooo:paragraph-rsid="000e61f6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line-height="150%"/>
      <style:text-properties style:font-name="Ubuntu" fo:font-size="14pt" fo:font-weight="normal" officeooo:rsid="0011a88d" officeooo:paragraph-rsid="0011a88d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line-height="150%"/>
      <style:text-properties style:font-name="Ubuntu" fo:font-size="14pt" fo:font-weight="normal" officeooo:rsid="0011a88d" officeooo:paragraph-rsid="0014e9bc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Ubuntu" fo:font-size="14pt" fo:font-weight="normal" officeooo:rsid="0014e9bc" officeooo:paragraph-rsid="000e61f6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Ubuntu" fo:font-size="14pt" fo:font-weight="normal" officeooo:rsid="0014e9bc" officeooo:paragraph-rsid="000e61f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Ubuntu" fo:font-size="18pt" fo:font-weight="bold" officeooo:rsid="000c2304" officeooo:paragraph-rsid="000c2304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8pt" fo:font-weight="bold" officeooo:rsid="000e61f6" officeooo:paragraph-rsid="000e61f6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8pt" fo:font-weight="bold" officeooo:rsid="0011a88d" officeooo:paragraph-rsid="0014e9bc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8pt" fo:font-weight="bold" officeooo:rsid="0014e9bc" officeooo:paragraph-rsid="000e61f6" style:font-size-asian="15.75pt" style:font-weight-asian="bold" style:font-size-complex="18pt" style:font-weight-complex="bold"/>
    </style:style>
    <style:style style:name="T1" style:family="text">
      <style:text-properties officeooo:rsid="000c9bfb"/>
    </style:style>
    <style:style style:name="T2" style:family="text">
      <style:text-properties officeooo:rsid="000e61f6"/>
    </style:style>
    <style:style style:name="T3" style:family="text">
      <style:text-properties style:font-name="Ubuntu" fo:font-size="14pt" fo:font-weight="normal" officeooo:rsid="0011a88d" style:font-size-asian="12.25pt" style:font-weight-asian="normal" style:font-size-complex="14pt" style:font-weight-complex="normal"/>
    </style:style>
    <style:style style:name="T4" style:family="text">
      <style:text-properties officeooo:rsid="0014e9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brary system – </text:span>Roles &amp; Functions</text:p>
      <text:p text:style-name="P12">Admin</text:p>
      <text:list xml:id="list2129182559" text:style-name="L1">
        <text:list-item>
          <text:p text:style-name="P2">books</text:p>
          <text:list>
            <text:list-item>
              <text:p text:style-name="P2">insert</text:p>
            </text:list-item>
            <text:list-item>
              <text:p text:style-name="P2">edit</text:p>
            </text:list-item>
            <text:list-item>
              <text:p text:style-name="P4">delete</text:p>
            </text:list-item>
            <text:list-item>
              <text:p text:style-name="P4">list</text:p>
            </text:list-item>
            <text:list-item>
              <text:p text:style-name="P4">view</text:p>
            </text:list-item>
          </text:list>
        </text:list-item>
        <text:list-item>
          <text:p text:style-name="P4">bookings</text:p>
          <text:list>
            <text:list-item>
              <text:p text:style-name="P4">list</text:p>
            </text:list-item>
            <text:list-item>
              <text:p text:style-name="P4">view</text:p>
            </text:list-item>
          </text:list>
        </text:list-item>
      </text:list>
      <text:p text:style-name="P6"/>
      <text:p text:style-name="P13">Customer</text:p>
      <text:list xml:id="list214840480537430" text:continue-numbering="true" text:style-name="L1">
        <text:list-item>
          <text:p text:style-name="P10">own details</text:p>
          <text:list>
            <text:list-item>
              <text:p text:style-name="P10">view</text:p>
            </text:list-item>
            <text:list-item>
              <text:p text:style-name="P10">edit</text:p>
            </text:list-item>
          </text:list>
        </text:list-item>
        <text:list-item>
          <text:p text:style-name="P3">books</text:p>
          <text:list>
            <text:list-item>
              <text:p text:style-name="P5">list</text:p>
            </text:list-item>
            <text:list-item>
              <text:p text:style-name="P5">view</text:p>
            </text:list-item>
          </text:list>
        </text:list-item>
        <text:list-item>
          <text:p text:style-name="P5">bookings</text:p>
          <text:list>
            <text:list-item>
              <text:p text:style-name="P10">create</text:p>
            </text:list-item>
            <text:list-item>
              <text:p text:style-name="P5">list<text:span text:style-name="T4"> (own bookings)</text:span></text:p>
            </text:list-item>
            <text:list-item>
              <text:p text:style-name="P5">view<text:span text:style-name="T4"> (own bookings)</text:span></text:p>
            </text:list-item>
          </text:list>
        </text:list-item>
      </text:list>
      <text:p text:style-name="P7"/>
      <text:p text:style-name="P15">Anonymous</text:p>
      <text:list xml:id="list2656277127" text:style-name="L2">
        <text:list-item>
          <text:p text:style-name="P11">books</text:p>
          <text:list>
            <text:list-item>
              <text:p text:style-name="P11">list</text:p>
            </text:list-item>
            <text:list-item>
              <text:p text:style-name="P11">view</text:p>
            </text:list-item>
          </text:list>
        </text:list-item>
        <text:list-item>
          <text:p text:style-name="P11">register as a custom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7T17:11:41.012904808</meta:creation-date>
    <dc:date>2020-06-27T21:48:40.108987784</dc:date>
    <meta:editing-duration>PT4H36M57S</meta:editing-duration>
    <meta:editing-cycles>6</meta:editing-cycles>
    <meta:generator>LibreOffice/6.4.4.2$Linux_X86_64 LibreOffice_project/706abf8817d63c225da2eaeb9c9523a7d4d3595c</meta:generator>
    <meta:document-statistic meta:table-count="0" meta:image-count="0" meta:object-count="0" meta:page-count="1" meta:paragraph-count="27" meta:word-count="62" meta:character-count="243" meta:non-whitespace-character-count="230"/>
  </office:meta>
</office:document-meta>
</file>